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45cm" table:align="left" style:writing-mode="lr-tb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color="#ffffff"/>
    </style:style>
    <style:style style:name="P8" style:family="paragraph" style:parent-style-name="Table">
      <style:paragraph-properties style:snap-to-layout-grid="false"/>
      <style:text-properties fo:color="#ffffff" fo:language="en" fo:country="US"/>
    </style:style>
    <style:style style:name="P9" style:family="paragraph" style:parent-style-name="Table">
      <style:paragraph-properties style:snap-to-layout-grid="false"/>
      <style:text-properties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Standard" style:list-style-name="L1"/>
    <style:style style:name="P20" style:family="paragraph" style:parent-style-name="Heading_20_3">
      <style:text-properties style:font-size-complex="10pt"/>
    </style:style>
    <style:style style:name="P21" style:family="paragraph" style:parent-style-name="Комментарий" style:list-style-name="WW8Num46"/>
    <style:style style:name="P22" style:family="paragraph" style:parent-style-name="Комментарий" style:list-style-name="WW8Num80"/>
    <style:style style:name="P23" style:family="paragraph" style:parent-style-name="Комментарий" style:list-style-name="WW8Num14"/>
    <style:style style:name="P24" style:family="paragraph" style:parent-style-name="Комментарий" style:list-style-name="WW8Num48"/>
    <style:style style:name="P25" style:family="paragraph" style:parent-style-name="Комментарий" style:list-style-name="WW8Num37"/>
    <style:style style:name="P26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4">BigSpace</text:p>
          </table:table-cell>
        </table:table-row>
        <table:table-row table:style-name="Таблица1.4">
          <table:table-cell table:style-name="Таблица1.A1" office:value-type="string">
            <text:p text:style-name="P11">Дизайн-документ</text:p>
            <text:p text:style-name="P12"/>
            <text:p text:style-name="P12"/>
            <text:p text:style-name="P12">Автор: Александр Гранин</text:p>
          </table:table-cell>
        </table:table-row>
      </table:table>
      <text:p text:style-name="P15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6"><text:a xlink:type="simple" xlink:href="#__RefHeading__20_113153493" text:style-name="Index_20_Link" text:visited-style-name="Index_20_Link">1. Введение<text:tab/>4</text:a></text:p>
          <text:p text:style-name="P16"><text:a xlink:type="simple" xlink:href="#__RefHeading__22_113153493" text:style-name="Index_20_Link" text:visited-style-name="Index_20_Link">2. Концепция<text:tab/>5</text:a></text:p>
          <text:p text:style-name="P18"><text:a xlink:type="simple" xlink:href="#__RefHeading__24_113153493" text:style-name="Index_20_Link" text:visited-style-name="Index_20_Link">2.1. Введение<text:tab/>5</text:a></text:p>
          <text:p text:style-name="P18"><text:a xlink:type="simple" xlink:href="#__RefHeading__26_113153493" text:style-name="Index_20_Link" text:visited-style-name="Index_20_Link">2.2. Жанр и аудитория<text:tab/>5</text:a></text:p>
          <text:p text:style-name="P18"><text:a xlink:type="simple" xlink:href="#__RefHeading__28_113153493" text:style-name="Index_20_Link" text:visited-style-name="Index_20_Link">2.3. Основные особенности игры<text:tab/>5</text:a></text:p>
          <text:p text:style-name="P18"><text:a xlink:type="simple" xlink:href="#__RefHeading__30_113153493" text:style-name="Index_20_Link" text:visited-style-name="Index_20_Link">2.4. Описание игры<text:tab/>5</text:a></text:p>
          <text:p text:style-name="P18"><text:a xlink:type="simple" xlink:href="#__RefHeading__32_113153493" text:style-name="Index_20_Link" text:visited-style-name="Index_20_Link">2.5. Предпосылки создания<text:tab/>5</text:a></text:p>
          <text:p text:style-name="P18"><text:a xlink:type="simple" xlink:href="#__RefHeading__34_113153493" text:style-name="Index_20_Link" text:visited-style-name="Index_20_Link">2.6. Платформа<text:tab/>5</text:a></text:p>
          <text:p text:style-name="P16"><text:a xlink:type="simple" xlink:href="#__RefHeading__36_113153493" text:style-name="Index_20_Link" text:visited-style-name="Index_20_Link">3. Функциональная спецификация<text:tab/>7</text:a></text:p>
          <text:p text:style-name="P18"><text:a xlink:type="simple" xlink:href="#__RefHeading__38_113153493" text:style-name="Index_20_Link" text:visited-style-name="Index_20_Link">3.1. Принципы игры <text:tab/>7</text:a></text:p>
          <text:p text:style-name="P17"><text:a xlink:type="simple" xlink:href="#__RefHeading__40_113153493" text:style-name="Index_20_Link" text:visited-style-name="Index_20_Link">3.1.1. Суть игрового процесса<text:tab/>7</text:a></text:p>
          <text:p text:style-name="P17"><text:a xlink:type="simple" xlink:href="#__RefHeading__42_113153493" text:style-name="Index_20_Link" text:visited-style-name="Index_20_Link">3.1.2. Ход игры и сюжет<text:tab/>7</text:a></text:p>
          <text:p text:style-name="P18"><text:a xlink:type="simple" xlink:href="#__RefHeading__44_113153493" text:style-name="Index_20_Link" text:visited-style-name="Index_20_Link">3.2. Физическая модель<text:tab/>7</text:a></text:p>
          <text:p text:style-name="P18"><text:a xlink:type="simple" xlink:href="#__RefHeading__46_113153493" text:style-name="Index_20_Link" text:visited-style-name="Index_20_Link">3.3. Персонаж игрока<text:tab/>7</text:a></text:p>
          <text:p text:style-name="P18"><text:a xlink:type="simple" xlink:href="#__RefHeading__48_113153493" text:style-name="Index_20_Link" text:visited-style-name="Index_20_Link">3.4. Элементы игры<text:tab/>7</text:a></text:p>
          <text:p text:style-name="P18"><text:a xlink:type="simple" xlink:href="#__RefHeading__50_113153493" text:style-name="Index_20_Link" text:visited-style-name="Index_20_Link">3.5. «Искусственный интеллект»<text:tab/>8</text:a></text:p>
          <text:p text:style-name="P18"><text:a xlink:type="simple" xlink:href="#__RefHeading__52_113153493" text:style-name="Index_20_Link" text:visited-style-name="Index_20_Link">3.6. Многопользовательский режим<text:tab/>8</text:a></text:p>
          <text:p text:style-name="P18"><text:a xlink:type="simple" xlink:href="#__RefHeading__54_113153493" text:style-name="Index_20_Link" text:visited-style-name="Index_20_Link">3.7. Интерфейс пользователя <text:tab/>8</text:a></text:p>
          <text:p text:style-name="P17"><text:a xlink:type="simple" xlink:href="#__RefHeading__56_113153493" text:style-name="Index_20_Link" text:visited-style-name="Index_20_Link">3.7.1. Блок-схема<text:tab/>8</text:a></text:p>
          <text:p text:style-name="P17"><text:a xlink:type="simple" xlink:href="#__RefHeading__58_113153493" text:style-name="Index_20_Link" text:visited-style-name="Index_20_Link">3.7.2. Функциональное описание и управление<text:tab/>8</text:a></text:p>
          <text:p text:style-name="P17"><text:a xlink:type="simple" xlink:href="#__RefHeading__60_113153493" text:style-name="Index_20_Link" text:visited-style-name="Index_20_Link">3.7.3. Объекты интерфейса пользователя<text:tab/>8</text:a></text:p>
          <text:p text:style-name="P18"><text:a xlink:type="simple" xlink:href="#__RefHeading__62_113153493" text:style-name="Index_20_Link" text:visited-style-name="Index_20_Link">3.8. Графика и видео<text:tab/>8</text:a></text:p>
          <text:p text:style-name="P17"><text:a xlink:type="simple" xlink:href="#__RefHeading__64_113153493" text:style-name="Index_20_Link" text:visited-style-name="Index_20_Link">3.8.1. Общее описание<text:tab/>9</text:a></text:p>
          <text:p text:style-name="P17"><text:a xlink:type="simple" xlink:href="#__RefHeading__66_113153493" text:style-name="Index_20_Link" text:visited-style-name="Index_20_Link">3.8.2. Двумерная графика и анимация<text:tab/>9</text:a></text:p>
          <text:p text:style-name="P17"><text:a xlink:type="simple" xlink:href="#__RefHeading__68_113153493" text:style-name="Index_20_Link" text:visited-style-name="Index_20_Link">3.8.3. Трехмерная графика и анимация<text:tab/>9</text:a></text:p>
          <text:p text:style-name="P17"><text:a xlink:type="simple" xlink:href="#__RefHeading__70_113153493" text:style-name="Index_20_Link" text:visited-style-name="Index_20_Link">3.8.4. Анимационные вставки<text:tab/>9</text:a></text:p>
          <text:p text:style-name="P18"><text:a xlink:type="simple" xlink:href="#__RefHeading__72_113153493" text:style-name="Index_20_Link" text:visited-style-name="Index_20_Link">3.9. Звуки и музыка <text:tab/>9</text:a></text:p>
          <text:p text:style-name="P17"><text:a xlink:type="simple" xlink:href="#__RefHeading__74_113153493" text:style-name="Index_20_Link" text:visited-style-name="Index_20_Link">3.9.1. Общее описание<text:tab/>9</text:a></text:p>
          <text:p text:style-name="P17"><text:a xlink:type="simple" xlink:href="#__RefHeading__76_113153493" text:style-name="Index_20_Link" text:visited-style-name="Index_20_Link">3.9.2. Звук и звуковые эффекты<text:tab/>9</text:a></text:p>
          <text:p text:style-name="P17"><text:a xlink:type="simple" xlink:href="#__RefHeading__78_113153493" text:style-name="Index_20_Link" text:visited-style-name="Index_20_Link">3.9.3. Музыка<text:tab/>10</text:a></text:p>
          <text:p text:style-name="P18"><text:a xlink:type="simple" xlink:href="#__RefHeading__80_113153493" text:style-name="Index_20_Link" text:visited-style-name="Index_20_Link">3.10. Описание уровней<text:tab/>10</text:a></text:p>
          <text:p text:style-name="P17"><text:a xlink:type="simple" xlink:href="#__RefHeading__82_113153493" text:style-name="Index_20_Link" text:visited-style-name="Index_20_Link">3.10.1. Общее описание дизайна уровней<text:tab/>10</text:a></text:p>
          <text:p text:style-name="P17"><text:a xlink:type="simple" xlink:href="#__RefHeading__84_113153493" text:style-name="Index_20_Link" text:visited-style-name="Index_20_Link">3.10.2. Диаграмма взаимного расположения уровней<text:tab/>10</text:a></text:p>
          <text:p text:style-name="P17"><text:a xlink:type="simple" xlink:href="#__RefHeading__86_113153493" text:style-name="Index_20_Link" text:visited-style-name="Index_20_Link">3.10.3. График введения новых объектов<text:tab/>10</text:a></text:p>
          <text:p text:style-name="P16"><text:a xlink:type="simple" xlink:href="#__RefHeading__88_113153493" text:style-name="Index_20_Link" text:visited-style-name="Index_20_Link">4. Контакты<text:tab/>11</text:a></text:p>
        </text:index-body>
      </text:table-of-content>
      <text:p text:style-name="P13"/>
      <text:p text:style-name="Standard"/>
      <text:h text:style-name="Heading_20_1" text:outline-level="1"><text:bookmark-start text:name="__RefHeading__20_113153493"/><text:bookmark-start text:name="_Ref46212530"/>Введение<text:bookmark-end text:name="__RefHeading__20_113153493"/><text:bookmark-end text:name="_Ref46212530"/></text:h>
      <text:p text:style-name="Комментарий">Приведите в этом разделе информацию, необходимую перед прочтением данного документа:</text:p>
      <text:list xml:id="list1941013974" text:style-name="WW8Num46">
        <text:list-item>
          <text:p text:style-name="P21">Комментарии по организации содержимого документа</text:p>
        </text:list-item>
        <text:list-item>
          <text:p text:style-name="P21">Ссылки на и используемые материалы, копирайты и прочее</text:p>
        </text:list-item>
        <text:list-item>
          <text:p text:style-name="P21">История изменений документа</text:p>
        </text:list-item>
        <text:list-item>
          <text:p text:style-name="P21">Список авторов</text:p>
        </text:list-item>
        <text:list-item>
          <text:p text:style-name="P21">Условные обозначения, сокращения и другие соглашения</text:p>
        </text:list-item>
        <text:list-item>
          <text:p text:style-name="P21">Любые сведения, которые необходимы для прочтения документа </text:p>
        </text:list-item>
      </text:list>
      <text:h text:style-name="Heading_20_1" text:outline-level="1"><text:bookmark-start text:name="__RefHeading__22_113153493"/><text:bookmark-start text:name="_Ref46203453"/>Концепция<text:bookmark-end text:name="__RefHeading__22_113153493"/><text:bookmark-end text:name="_Ref4620345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ing / <text:span text:style-name="T3">Adventure</text:span>, стратегии реального времени <text:span text:style-name="T3">(RTS)</text:span> и программирования. Платформа — PC.</text:p>
      <text:p text:style-name="Standard">Игра ориентирована на достаточно широкую аудиторию, однако наиболее интересна будет тем, кто ищет романтику космоса и увлечен его изучением. Игра предлагает продуманный сюжет, нестандартные концепции и, как следствие, особенный геймплей.</text:p>
      <text:p text:style-name="Standard">Программируемые элементы игры являются существенной, но не ограничивающей частью геймлея. Алгоритмы и программы могут быть написаны игроком и/или приобретены за пределами игры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Standard">Игра не использует торговые марки или другую собственность, подлежащую лицензированию.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451571357" text:style-name="L1">
        <text:list-item>
          <text:p text:style-name="P19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19">Изменяемые алгоритмы, управляющие игровыми объектами.</text:p>
        </text:list-item>
        <text:list-item>
          <text:p text:style-name="P19">Время как важная концепция. Путешествие во времени по особым законам.</text:p>
        </text:list-item>
        <text:list-item>
          <text:p text:style-name="P19">Процедурная генерация мира.</text:p>
        </text:list-item>
        <text:list-item>
          <text:p text:style-name="P19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19">Разнообразные реальные объекты космоса.</text:p>
        </text:list-item>
        <text:list-item>
          <text:p text:style-name="P19">Разнообразные фантастические объекты космоса, обусловленные фантастической моделью.</text:p>
        </text:list-item>
        <text:list-item>
          <text:p text:style-name="P19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19"><text:soft-page-break/>Свобода действий, не требующая следования сюжету.</text:p>
        </text:list-item>
        <text:list-item>
          <text:p text:style-name="P19"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19">Противник с необычной психологией.</text:p>
        </text:list-item>
        <text:list-item>
          <text:p text:style-name="P19">Особый геймплей.</text:p>
        </text:list-item>
      </text:list>
      <text:p text:style-name="Standard">Игра пригодна для издания на западном рынке.</text:p>
      <text:p text:style-name="Комментарий">Укажите также примерный объем игры (в часах прохождения или других единицах)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1409089539" text:continue-list="list1941013974" text:style-name="WW8Num46">
        <text:list-item>
          <text:p text:style-name="P21">общие тенденции рынка в этом направлении</text:p>
        </text:list-item>
        <text:list-item>
          <text:p text:style-name="P21">вопросы, связанные с лицензированием (если используется)</text:p>
        </text:list-item>
      </text:list>
      <text:h text:style-name="Heading_20_2" text:outline-level="2"><text:bookmark-start text:name="__RefHeading__34_113153493"/><text:bookmark-start text:name="_Ref46138777"/><text:bookmark-start text:name="_Ref46138760"/>Платформа<text:bookmark-end text:name="__RefHeading__34_113153493"/><text:bookmark-end text:name="_Ref46138777"/><text:bookmark-end text:name="_Ref46138760"/></text:h>
      <text:p text:style-name="Комментарий">Перечислите платформы, на которых планируется создание игры. Для РС-платформы укажите минимальные и рекомендуемые системные требования. Если игра требует дополнительного оборудования (например, модем), укажите это.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Звуковая карта</text:p>
          </table:table-cell>
          <table:table-cell table:style-name="Таблица2.A1" office:value-type="string">
            <text:p text:style-name="P4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_RefHeading__36_113153493"/><text:bookmark-start text:name="_Ref46203462"/>Функциональная спецификация<text:bookmark-end text:name="__RefHeading__36_113153493"/><text:bookmark-end text:name="_Ref46203462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 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в нем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</text:p>
      <text:p text:style-name="Standard">Вскоре игроку станет ясно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следствие того, что корабль переместился во времени назад, в прошлое. При некоторых условиях она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Игрок должен в некоторый срок что-либо сделать с кораблем, чтобы продолжить игру после его разрушения.</text:p>
      <text:p text:style-name="Standard">Возможно перемещение во времени. (<text:span text:style-name="T8">TBD: время как игровая концепция. Описать законы перемещения во времени, как разрешаются парадоксы, что есть временная энтропия, что происходит с точки зрения мира при попадании в него иновременного объекта, что видит игрок, какие варианты геймплея становятся доступны, как еще можно использовать эту концепцию, что нужно для ее реализации, какие требования к ней.</text:span>)</text:p>
      <text:p text:style-name="Standard"/>
      <text:p text:style-name="Standard"/>
      <text:p text:style-name="Standard"><text:soft-page-break/></text:p>
      <text:p text:style-name="Standard">Для решения задач у игрока имеется ряд инструментов. Прежде всего, это корабль, оснащенный различными механизмами, и некоторые позволяют создавать другие механизмы и корабли. (<text:span text:style-name="T8">TBD: задачи игрока. Закончить описание.</text:span>)</text:p>
      <text:h text:style-name="Heading_20_3" text:outline-level="3">Суть игрового процесса</text:h>
      <text:h text:style-name="Heading_20_3" text:outline-level="3"><text:bookmark-start text:name="__RefHeading__42_113153493"/><text:bookmark-start text:name="_Ref46138734"/>Ход игры и сюжет<text:bookmark-end text:name="__RefHeading__42_113153493"/><text:bookmark-end text:name="_Ref46138734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, геймплей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365"/><text:bookmark-start text:name="_Ref46138349"/><text:bookmark-start text:name="_Ref46138307"/><text:bookmark-start text:name="_Ref46138253"/><text:bookmark-start text:name="__RefHeading__44_113153493"/>Физическая модель<text:bookmark-end text:name="__RefHeading__44_113153493"/></text:h>
      <text:h text:style-name="Heading_20_3" text:outline-level="3">Описание мира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 - звезды, планеты, астероиды, черные дыры, туманности, кометы, нейтронные звезды и другие, их модель близка к реальной: имеется гравитация, излучение. Мир инерционный, его физика близка к реальной. Мир развивается во времени: планеты и спутники вращаются вокруг звезд по естественным законам, звезды, астероиды и кометы движутся, черные дыры притягивают вещество, туманности расползаются, и так далее.</text:p>
      <text:p text:style-name="Standard"><text:soft-page-break/>Кроме обычной материи в мире существует фантастическая, состоящая из <text:s/>особых частиц — тахионов<text:note text:id="ftn1" text:note-class="footnote"><text:note-citation>1</text:note-citation><text:note-body><text:p text:style-name="Footnote">«Сверхсветовое движение: сверхсветовые частицы», «Тахион», Википедия.</text:p></text:note-body></text:note>. Из них состоят все важные игровые объекты: игрок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. Аномалии (создаваемые не только гранулами) — это области, в которых законы мира неким образом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h text:style-name="Heading_20_3" text:outline-level="3">Игровая инфраструктура: концепции</text:h>
      <text:p text:style-name="Standard">В процессе игры игрок непосредственно взаимодействует различными объектами, из них наиболее важны корабль и космические инфраструктурные сооружения. У них у всех в основе лежат несколько видов элементов, сочетающихся по принципу конструктора. Сами элементы по легенде состоят из тахионов; главная их форма — куб варьирующихся размеров, но возможны и иные формы. Их комбинаторика представляет собой материальный язык высокого уровня, присутствующий прямо в игре.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 (<text:span text:style-name="T8">TBD: элементы. Описать механику, законы, форму и содержание, виды, варианты взаимодействия, способы использования, сценарии</text:span>).</text:p>
      <text:p text:style-name="Standard">Поначалу все алгоритмы первого корабля — базовые и примитивные, так как он отправлен в прошлое «налегке». (Перемещение во времени имеет свою цену, и чем сложнее объект, тем выше риски и штрафы. (<text:span text:style-name="T8">TBD: время как игровая концепция.</text:span>)) Игрок может заменять старые неэффективные алгоритмы, разрабатывая новые с помощью бортового компьютера<text:note text:id="ftn0" text:note-class="footnote"><text:note-citation>2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е сооружения. (Например, разрешение сканера, дальность и объем пересылаемой трансмиттером информации, скорость накопления и преобразования энергии...). Программирование алгоритмов — одна из ключевых концепций игры, вносящая значительное разнообразие в геймплей. Нет никаких ограничений на то, что именно будет программировать и конструировать игрок, разумеется, кроме ограничений нашего реального мира. Однако поскольку в игре существует стратегическая составляющая, она подразумевает ограничения по внутриигровым ресурсам, и игроку будет нужно решать эту проблему.</text:p>
      <text:p text:style-name="Standard">Ресурсом в игре служит энергия трех видов: красная, зеленая и синяя. <text:span text:style-name="T9">(</text:span>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<text:span text:style-name="T9">) Э</text:span>нергия добывается из звезд с помощью накопителей, а также очень медленно восполняется сама внутри специальных хранилищ, которые улавливают реликтовое излучение. <text:span text:style-name="T9">(</text:span><text:span text:style-name="T8">TBD: Картинка с самовосстановлением энергии.</text:span><text:span text:style-name="T9">) Энергия передается по коммуникациям в структуре элементов, а также может быть передана через пространство между двумя </text:span><text:soft-page-break/><text:span text:style-name="T9">трансляторами (</text:span><text:span text:style-name="T8">TBD: транслятор. Уточнить название, описать свойства, внешний вид, варианты взаимодействия, способы использования</text:span><text:span text:style-name="T9">). Причем она должна быть предварительно заархивирована для более эффективной передачи; вырожденный алгоритм архивации, когда архив представляет собой исходный объект, создается для трансляторов по умолчанию и может быть заменен на кастомный. Кроме того, на передачу влияет окружающее пространство: если оно пусто, передача будет успешной, но если имеются какие-либо аномалии, препятствия и иные негативные эффекты, то передаваемая информация может быть искажена. Также важно расстояние и время, нужное для его преодоления. В общем случае передача ведется со скоростью света (</text:span><text:span text:style-name="T8">TBD: только ли со скоростью света? Или есть случаи, когда быстрее/медленнее скорости света?</text:span><text:span text:style-name="T9">).</text:span></text:p>
      <text:p text:style-name="Standard"><text:span text:style-name="T9"/></text:p>
      <text:p text:style-name="Standard"/>
      <text:p text:style-name="Standard"/>
      <text:p text:style-name="Standard">f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1424057244" text:continue-numbering="true" text:style-name="WW8Num46">
        <text:list-item>
          <text:p text:style-name="P21">Перемещения </text:p>
        </text:list-item>
        <text:list-item>
          <text:p text:style-name="P21">Боевые действия </text:p>
        </text:list-item>
        <text:list-item>
          <text:p text:style-name="P21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365"/><text:bookmark-end text:name="_Ref46138349"/><text:bookmark-end text:name="_Ref46138307"/><text:bookmark-end text:name="_Ref46138253"/><text:bookmark-start text:name="__RefHeading__48_113153493"/><text:bookmark-start text:name="_Ref46313460"/><text:bookmark-start text:name="_Ref46313435"/>Элементы игры<text:bookmark-end text:name="__RefHeading__48_113153493"/><text:bookmark-end text:name="_Ref46313460"/><text:bookmark-end text:name="_Ref46313435"/></text:h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376238797" text:continue-numbering="true" text:style-name="WW8Num46">
        <text:list-item>
          <text:p text:style-name="P21">Юниты и строения – <text:span text:style-name="T3">RTS</text:span>, <text:span text:style-name="T3">TBS</text:span></text:p>
        </text:list-item>
        <text:list-item>
          <text:p text:style-name="P21">Предметы (<text:span text:style-name="T3">items</text:span>) – <text:span text:style-name="T3">RTS</text:span>, <text:span text:style-name="T3">RPG</text:span></text:p>
        </text:list-item>
        <text:list-item>
          <text:p text:style-name="P21">Оружие – <text:span text:style-name="T3">FPS</text:span>, <text:span text:style-name="T3">RPG</text:span></text:p>
        </text:list-item>
        <text:list-item>
          <text:p text:style-name="P21"><text:span text:style-name="T3">NPC </text:span>и персонажи</text:p>
        </text:list-item>
        <text:list-item>
          <text:p text:style-name="P21">Транспортные средства<text:span text:style-name="T3"> – simulators</text:span></text:p>
        </text:list-item>
        <text:list-item>
          <text:p text:style-name="P21">Карты </text:p>
        </text:list-item>
        <text:list-item>
          <text:p text:style-name="P21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<text:soft-page-break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1441544409" text:continue-numbering="true" text:style-name="WW8Num46">
        <text:list-item>
          <text:p text:style-name="P21">«Жанр» - <text:span text:style-name="T3">deathmatch</text:span>, <text:span text:style-name="T3">ctf</text:span> или другое</text:p>
        </text:list-item>
        <text:list-item>
          <text:p text:style-name="P21">Количество игроков</text:p>
        </text:list-item>
        <text:list-item>
          <text:p text:style-name="P21">Характеристика действий игрока и доступных игровых элементов, в отличие от описанных выше</text:p>
        </text:list-item>
        <text:list-item>
          <text:p text:style-name="P21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20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20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20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20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1898781431" text:continue-numbering="true" text:style-name="WW8Num46">
        <text:list-item>
          <text:p text:style-name="P21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21"><text:soft-page-break/>Стилистика, атмосфера и палитра</text:p>
        </text:list-item>
        <text:list-item>
          <text:p text:style-name="P21">Другие общие сведения </text:p>
        </text:list-item>
      </text:list>
      <text:h text:style-name="P20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1113911170" text:continue-numbering="true" text:style-name="WW8Num46">
        <text:list-item>
          <text:p text:style-name="P21">Интерфейс</text:p>
        </text:list-item>
        <text:list-item>
          <text:p text:style-name="P21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462277865" text:continue-numbering="true" text:style-name="WW8Num46">
        <text:list-item>
          <text:p text:style-name="P21">Персонажи, строения и юниты.</text:p>
        </text:list-item>
        <text:list-item>
          <text:p text:style-name="P21">Игровой мир (ландшафты и статические объекты)</text:p>
        </text:list-item>
      </text:list>
      <text:h text:style-name="P20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360937690" text:style-name="WW8Num80">
        <text:list-item>
          <text:p text:style-name="P22">3<text:span text:style-name="T3">D </text:span>модели</text:p>
        </text:list-item>
        <text:list-item>
          <text:p text:style-name="P22">текстуры</text:p>
        </text:list-item>
        <text:list-item>
          <text:p text:style-name="P22">анимации</text:p>
        </text:list-item>
      </text:list>
      <text:h text:style-name="P20" text:outline-level="3"><text:bookmark-start text:name="__RefHeading__70_113153493"/><text:bookmark-start text:name="_Ref46138337"/><text:bookmark-start text:name="_Ref46138327"/>Анимационные вставки<text:bookmark-end text:name="__RefHeading__70_113153493"/><text:bookmark-end text:name="_Ref46138337"/><text:bookmark-end text:name="_Ref46138327"/></text:h>
      <text:p text:style-name="Комментарий">Данный раздел должен дать информацию о составе и характере роликов игры, а именно:</text:p>
      <text:list xml:id="list1028121078" text:style-name="WW8Num14">
        <text:list-item>
          <text:p text:style-name="P23">Перечень и их расположение в игре (начальный ролик, финальный ролик, ролики миссий и т.д.)</text:p>
        </text:list-item>
        <text:list-item>
          <text:p text:style-name="P23">Характер исполнения (на «движке» игры или отдельная анимация)</text:p>
        </text:list-item>
        <text:list-item>
          <text:p text:style-name="P23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20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20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453949947" text:style-name="WW8Num48">
        <text:list-item>
          <text:p text:style-name="P24">Интерфейса</text:p>
        </text:list-item>
        <text:list-item>
          <text:p text:style-name="P24">Спецэффектов</text:p>
        </text:list-item>
        <text:list-item>
          <text:p text:style-name="P24">Игровых объектов</text:p>
        </text:list-item>
        <text:list-item>
          <text:p text:style-name="P24">Диалогов и анимационных вставок</text:p>
        </text:list-item>
      </text:list>
      <text:h text:style-name="P20" text:outline-level="3"><text:bookmark-start text:name="__RefHeading__78_113153493"/><text:soft-page-break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1682895360" text:style-name="WW8Num37">
        <text:list-item>
          <text:p text:style-name="P25">Главный интерфейс новой игры</text:p>
        </text:list-item>
        <text:list-item>
          <text:p text:style-name="P25">Состав музыкального сопровождения роликов</text:p>
        </text:list-item>
        <text:list-item>
          <text:p text:style-name="P25">Состав тем по уровням игры или их связь</text:p>
        </text:list-item>
        <text:list-item>
          <text:p text:style-name="P25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_RefHeading__80_113153493"/><text:bookmark-start text:name="_Ref46138254"/>Описание уровней<text:bookmark-end text:name="__RefHeading__80_113153493"/><text:bookmark-end text:name="_Ref46138254"/></text:h>
      <text:h text:style-name="P20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20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20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_RefHeading__88_113153493"/><text:bookmark-start text:name="_Ref46203442"/><text:bookmark-start text:name="_Ref46203425"/>Контакты<text:bookmark-end text:name="__RefHeading__88_113153493"/><text:bookmark-end text:name="_Ref46203442"/><text:bookmark-end text:name="_Ref46203425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8-27T22:49:15">27.08.2012</text:date> <text:date style:data-style-name="N108" text:date-value="2012-08-27T22:49:15">10:47 P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3</text:page-number></text:span> из <text:span text:style-name="Page_20_Number"><text:page-count style:num-format="1">13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27.08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8-27T22:49:15</dc:date>
    <meta:print-date>2003-07-18T14:03:00</meta:print-date>
    <meta:editing-cycles>320</meta:editing-cycles>
    <meta:editing-duration>PT12H13M39S</meta:editing-duration>
    <meta:generator>LibreOffice/3.5$Linux_X86_64 LibreOffice_project/350m1$Build-2</meta:generator>
    <dc:creator>gas </dc:creator>
    <meta:document-statistic meta:table-count="6" meta:image-count="0" meta:object-count="0" meta:page-count="13" meta:paragraph-count="216" meta:word-count="2943" meta:character-count="20734" meta:non-whitespace-character-count="18822"/>
    <meta:user-defined meta:name="Поле 1"/>
    <meta:user-defined meta:name="Поле 2"/>
    <meta:user-defined meta:name="Поле 3"/>
    <meta:user-defined meta:name="Поле 4"/>
  </office:meta>
</office:document-meta>
</file>